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_20_Drawing_20_Style">
      <style:paragraph-properties fo:margin-left="0cm" fo:margin-right="0cm" style:line-height-at-least="0cm" fo:text-indent="0cm" style:auto-text-indent="false"/>
    </style:style>
    <style:style style:name="P2" style:family="paragraph" style:parent-style-name="Standard">
      <style:text-properties officeooo:rsid="0012bcd0" officeooo:paragraph-rsid="0012bcd0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melapse camera</text:p>
      <text:p text:style-name="P2"/>
      <text:p text:style-name="P1"><text:span text:style-name="T1">Raspberry Pi 5 has a ‘low power’ feature plus a Real Time </text:span>Clock, which has a ‘wake up’ capability.</text:p>
      <text:p text:style-name="P1"/>
      <text:p text:style-name="P1"><text:span text:style-name="T1">Seconds to wake up time can be inserted into a file which is </text:span>read on going low power (Linux ‘shutdown’ but retaining power to the board). After the given seconds, the board powers up again.</text:p>
      <text:p text:style-name="P1"/>
      <text:p text:style-name="P1"><text:span text:style-name="T1">This suggests a time lapse project:</text:span></text:p>
      <text:p text:style-name="P1"/>
      <text:p text:style-name="P1"><text:span text:style-name="T1">I would like to take a mid-day photo of some apple trees </text:span>throughout a year, to stitch in a film showing snow on bare trees, spring blossom, leafing up, growing apples, falling leaves.</text:p>
      <text:p text:style-name="P1"/>
      <text:p text:style-name="P1"><text:span text:style-name="T1">Due to difficulty of getting power to the garden, I’m thinking </text:span>of:</text:p>
      <text:p text:style-name="P1"/>
      <text:p text:style-name="P1"><text:span text:style-name="T1">Solar panel plus battery with raspberry pi with camera, all </text:span>boxed up and mounted.</text:p>
      <text:p text:style-name="P1"/>
      <text:p text:style-name="P1"><text:span text:style-name="T1">Pi in low-power mode apart from brief mid-day on-time for </text:span>the photo, plus an evening on-time to give myself a chance to connect and pull down photo’s or do any changes.</text:p>
      <text:p text:style-name="P1"/>
      <text:p text:style-name="P1"><text:span text:style-name="T1">To consider:</text:span></text:p>
      <text:p text:style-name="P1"/>
      <text:p text:style-name="P1"><text:span text:style-name="T1">Solar panel, battery, power management.</text:span></text:p>
      <text:p text:style-name="P1"><text:soft-page-break/><text:span text:style-name="T1">I should be able to get wifi to garden, but may need an </text:span>external antenna.</text:p>
      <text:p text:style-name="P1"><text:span text:style-name="T1">Which camera, and its protection: glass covering or naked </text:span>lens.</text:p>
      <text:p text:style-name="P1"><text:span text:style-name="T1">The physical box and mount.</text:span></text:p>
      <text:p text:style-name="P1"><text:span text:style-name="T1">RTC battery</text:span></text:p>
      <text:p text:style-name="P1"><text:span text:style-name="T1"/></text:p>
      <text:p text:style-name="P1"><text:span text:style-name="T1">Software: A Python script starts on boot and runs as a service. </text:span></text:p>
      <text:p text:style-name="P1"/>
      <text:p text:style-name="P1"><text:span text:style-name="T1">Pi turns on for two periods each day which allows a photo to be </text:span>taken at midday, and also allows a remote user to connect and turn off the service if required.</text:p>
      <text:p text:style-name="P1"/>
      <text:p text:style-name="P1"><text:span text:style-name="T1">11:55 RTC powers up Pi</text:span></text:p>
      <text:p text:style-name="P1"><text:span text:style-name="T1">12:00 </text:span><text:span text:style-name="T3">script</text:span> takes photo, sets RTC wake up time to 18:00</text:p>
      <text:p text:style-name="P1"><text:span text:style-name="T1"><text:s text:c="21"/>and turns power off</text:span></text:p>
      <text:p text:style-name="P1"/>
      <text:p text:style-name="P1"><text:span text:style-name="T1">18:00 RTC powers up Pi</text:span></text:p>
      <text:p text:style-name="P1"><text:span text:style-name="T1">18:10 </text:span><text:span text:style-name="T2">sc</text:span><text:span text:style-name="T3">ript</text:span> sets RTC wake up time to 11:55 next day</text:p>
      <text:p text:style-name="P1"><text:span text:style-name="T1"><text:s text:c="21"/>and turns power off</text:span></text:p>
      <text:p text:style-name="P3"><text:span text:style-name="T1"/></text:p>
      <text:p text:style-name="P3"><text:span text:style-name="T1"/></text:p>
      <text:p text:style-name="P1"><text:span text:style-name="T2">The script, continuously running:</text:span></text:p>
      <text:p text:style-name="P1"/>
      <text:p text:style-name="P1"/>
      <text:p text:style-name="P1"><text:span text:style-name="T2">Loop:</text:span></text:p>
      <text:p text:style-name="P1"/>
      <text:p text:style-name="P1"><text:span text:style-name="T1"><text:s text:c="6"/>If the hour is 12, and no photo taken yet, then take it</text:span></text:p>
      <text:p text:style-name="P1"/>
      <text:p text:style-name="P1"><text:span text:style-name="T1"><text:s text:c="6"/>If </text:span>current time is between 12:00 and 17:55:</text:p>
      <text:p text:style-name="P1"><text:span text:style-name="T1"><text:s text:c="14"/>Set RTC to turn Pi on at 18:00</text:span></text:p>
      <text:p text:style-name="P1"><text:span text:style-name="T1"><text:s text:c="14"/>Shut down Pi</text:span></text:p>
      <text:p text:style-name="P1"><text:soft-page-break/></text:p>
      <text:p text:style-name="P1"><text:span text:style-name="T1"><text:s text:c="7"/>If </text:span>current time is between 18:10 and 11:50 next day:</text:p>
      <text:p text:style-name="P1"><text:span text:style-name="T1"><text:s text:c="15"/>Set RTC to turn Pi on at 11:55</text:span></text:p>
      <text:p text:style-name="P1"><text:span text:style-name="T1"><text:s text:c="15"/>Shut down Pi</text:span></text:p>
      <text:p text:style-name="P1"/>
      <text:p text:style-name="P1"><text:span text:style-name="T1"><text:s text:c="7"/>Otherwise, </text:span><text:span text:style-name="T3">Wait 5 seconds,</text:span> <text:span text:style-name="T3">continue loop</text:span></text:p>
      <text:p text:style-name="P3"><text:span text:style-name="T1"/></text:p>
      <text:p text:style-name="P3"><text:span text:style-name="T1"/></text:p>
      <text:p text:style-name="P1"><text:span text:style-name="T1">Power budget:</text:span></text:p>
      <text:p text:style-name="P1"/>
      <text:p text:style-name="P1"><text:span text:style-name="T1">Note: the 2GB version of the Pi5 has a tested current </text:span>of less than 1A, assuming wattage of 5V x 1.0A</text:p>
      <text:p text:style-name="P1"/>
      <text:p text:style-name="P1"><text:span text:style-name="T1">Assume on-time of 20 mins, energy used by Pi:</text:span></text:p>
      <text:p text:style-name="P1"/>
      <text:p text:style-name="P1"><text:span text:style-name="T1">5V * 1A * 0.33h <text:s/>= 1.7 watt hours (Wh)</text:span></text:p>
      <text:p text:style-name="P1"/>
      <text:p text:style-name="P1"><text:span text:style-name="T1">Assuming 0.05 Watt for standby during rest of day </text:span></text:p>
      <text:p text:style-name="P1"/>
      <text:p text:style-name="P1"><text:span text:style-name="T1">0.05W * 24h = 1.2 Wh. <text:s/>(ignoring 20 mins less)</text:span></text:p>
      <text:p text:style-name="P1"/>
      <text:p text:style-name="P1"><text:span text:style-name="T1">Total energy required for 24hr = </text:span><text:span text:style-name="T3">3.0</text:span> Wh</text:p>
      <text:p text:style-name="P1"/>
      <text:p text:style-name="P1"/>
      <text:p text:style-name="P1"><text:span text:style-name="T1">Waveshare power management unit, has 3x18650 Li-</text:span>ion batteries providing 3x2500mAh,</text:p>
      <text:p text:style-name="P1"/>
      <text:p text:style-name="P1"><text:span text:style-name="T1">Max battery energy capacity 5V x 7.5Ah = 37.5 Wh</text:span></text:p>
      <text:p text:style-name="P1"/>
      <text:p text:style-name="P1"><text:span text:style-name="T1">So fully charged batteries have plenty of capacity.</text:span></text:p>
      <text:p text:style-name="P1"/>
      <text:p text:style-name="P1"><text:span text:style-name="T1">Assuming 6V 2.0W Solar panel.</text:span></text:p>
      <text:p text:style-name="P1"><text:soft-page-break/></text:p>
      <text:p text:style-name="P1"><text:span text:style-name="T1">Assume UK weather only gets 1W, then after four </text:span>hours of daylight:</text:p>
      <text:p text:style-name="P1"/>
      <text:p text:style-name="P1"><text:span text:style-name="T1"><text:s text:c="2"/>1.0(W) x 4(h) = </text:span><text:span text:style-name="T3">4</text:span> Wh</text:p>
      <text:p text:style-name="P1"/>
      <text:p text:style-name="P1"><text:span text:style-name="T1">So should get the 3Wh energy required per 24hr.</text:span>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6T13:28:52.636497695</meta:creation-date>
    <dc:date>2026-04-26T13:31:41.992732722</dc:date>
    <meta:editing-duration>PT2M5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46" meta:word-count="468" meta:character-count="2588" meta:non-whitespace-character-count="2034"/>
  </office:meta>
</office:document-meta>
</file>